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Times New Roman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officeooo:rsid="001b955c" officeooo:paragraph-rsid="00259e5e" style:font-weight-asian="bold" style:font-weight-complex="bold"/>
    </style:style>
    <style:style style:name="P3" style:family="paragraph" style:parent-style-name="Default_20_Text">
      <style:text-properties officeooo:paragraph-rsid="00259e5e"/>
    </style:style>
    <style:style style:name="P4" style:family="paragraph" style:parent-style-name="Standard">
      <style:text-properties officeooo:paragraph-rsid="00259e5e"/>
    </style:style>
    <style:style style:name="P5" style:family="paragraph" style:parent-style-name="Standard">
      <style:text-properties officeooo:paragraph-rsid="0038c065"/>
    </style:style>
    <style:style style:name="P6" style:family="paragraph" style:parent-style-name="Standard">
      <style:text-properties officeooo:paragraph-rsid="003a12e0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3d00d0"/>
    </style:style>
    <style:style style:name="P8" style:family="paragraph" style:parent-style-name="Standard">
      <style:text-properties style:font-name="Times New Roman" officeooo:rsid="001d0ed1" officeooo:paragraph-rsid="003d00d0"/>
    </style:style>
    <style:style style:name="P9" style:family="paragraph" style:parent-style-name="Standard">
      <style:paragraph-properties fo:break-before="page"/>
      <style:text-properties style:font-name="Times New Roman" officeooo:rsid="001d0ed1" officeooo:paragraph-rsid="003d00d0"/>
    </style:style>
    <style:style style:name="T1" style:family="text">
      <style:text-properties officeooo:rsid="0028e42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3a12e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00d0" style:font-weight-asian="bold" style:font-weight-complex="bold"/>
    </style:style>
    <style:style style:name="T6" style:family="text">
      <style:text-properties fo:font-weight="bold" officeooo:rsid="0024c315" style:font-weight-asian="bold" style:font-weight-complex="bold"/>
    </style:style>
    <style:style style:name="T7" style:family="text">
      <style:text-properties officeooo:rsid="003a12e0"/>
    </style:style>
    <style:style style:name="T8" style:family="text">
      <style:text-properties officeooo:rsid="003d00d0"/>
    </style:style>
    <style:style style:name="T9" style:family="text">
      <style:text-properties fo:font-weight="normal" officeooo:rsid="0024c315" style:font-weight-asian="normal" style:font-weight-complex="normal"/>
    </style:style>
    <style:style style:name="T10" style:family="text">
      <style:text-properties officeooo:rsid="00384d72"/>
    </style:style>
    <style:style style:name="T11" style:family="text">
      <style:text-properties fo:color="#0000c0" style:font-name="Monospace" officeooo:rsid="003d00d0" style:font-name-asian="Monospace" style:font-name-complex="Monospace"/>
    </style:style>
    <style:style style:name="T12" style:family="text">
      <style:text-properties officeooo:rsid="003e90b8"/>
    </style:style>
    <style:style style:name="T13" style:family="text">
      <style:text-properties officeooo:rsid="0041cd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[!-- BEGIN tasks --]</text:p>
      <text:p text:style-name="P2">Task {task_ref} <text:span text:style-name="T1">- </text:span>{task_label} Summary</text:p>
      <text:p text:style-name="P1"/>
      <text:p text:style-name="Default_20_Text">Project Information : </text:p>
      <text:p text:style-name="Default_20_Text">Project {object_title}({object_ref}), {object_id}, </text:p>
      <text:p text:style-name="Default_20_Text">Description :{object_description}</text:p>
      <text:p text:style-name="Default_20_Text"><text:s/>Creation date : {object_date_creation}</text:p>
      <text:p text:style-name="Default_20_Text"><text:s/>Start date : {object_date_start}</text:p>
      <text:p text:style-name="Default_20_Text"><text:s/>End Date : {object_date_end}</text:p>
      <text:p text:style-name="Default_20_Text">Note Private : {object_note_private}</text:p>
      <text:p text:style-name="Default_20_Text">Note Public : {object_public}</text:p>
      <text:p text:style-name="Default_20_Text">Status : {object_statut}</text:p>
      <text:p text:style-name="Default_20_Text"/>
      <text:p text:style-name="Default_20_Text">Customer : {company_name}</text:p>
      <text:p text:style-name="Default_20_Text"/>
      <text:p text:style-name="P3">Task Ref.: {task_ref}</text:p>
      <text:p text:style-name="P3">Task label : {task_label}</text:p>
      <text:p text:style-name="P3">Task Date Start : {task_date_start}</text:p>
      <text:p text:style-name="P3">Task Date End : {task_date_end}</text:p>
      <text:p text:style-name="P4">Task Description : {task_description}</text:p>
      <text:p text:style-name="P4">Task Duration : {task_duration}</text:p>
      <text:p text:style-name="Standard">Task Progress : {task_progress} %</text:p>
      <text:p text:style-name="Standard">Task Note Private : {task_note_private}</text:p>
      <text:p text:style-name="Standard">Task Note Public : {task_note_public}</text:p>
      <text:p text:style-name="Standard"/>
      <text:p text:style-name="Standard"><text:span text:style-name="T2">Task Ressources</text:span> :</text:p>
      <text:p text:style-name="Standard">[!-- BEGIN tasksressources --]</text:p>
      <text:p text:style-name="Standard">Ressource Company : {taskressource_socname}</text:p>
      <text:p text:style-name="Standard">Ressource Name : {taskressource_fullcivname}</text:p>
      <text:p text:style-name="Standard">Ressource Role : {taskressource_role}</text:p>
      <text:p text:style-name="Standard">Ressource Email : {taskressource_email}</text:p>
      <text:p text:style-name="Default_20_Text">[!-- END tasksressources --]</text:p>
      <text:p text:style-name="Standard"/>
      <text:p text:style-name="P6"><text:span text:style-name="T2">Task </text:span><text:span text:style-name="T3">Times</text:span> :</text:p>
      <text:p text:style-name="Standard">[!-- BEGIN taskstimes --]</text:p>
      <text:p text:style-name="Standard">Task time date : {tasktime_task_date}</text:p>
      <text:p text:style-name="Standard">Task duration : {tasktime_task_duration}</text:p>
      <text:p text:style-name="Standard">Task time note : {tasktime_note}</text:p>
      <text:p text:style-name="Standard">Task time user : {tasktime_fullcivname}</text:p>
      <text:p text:style-name="Standard">[!-- END taskstimes --]</text:p>
      <text:p text:style-name="Standard"/>
      <text:p text:style-name="P7"><text:span text:style-name="T8">Task files :</text:span></text:p>
      <text:p text:style-name="Standard">[!-- BEGIN tasksfiles --] </text:p>
      <text:p text:style-name="Standard">File name : {tasksfile_name}</text:p>
      <text:p text:style-name="Standard">File date : {tasksfile_date}</text:p>
      <text:p text:style-name="Standard">[!-- END tasksfiles --]</text:p>
      <text:p text:style-name="P8"/>
      <text:p text:style-name="P9"/>
      <text:p text:style-name="Default_20_Text">[!-- END tasks --]</text:p>
      <text:p text:style-name="Table_20_Contents">[!-- BEGIN projectrefs --][!-- END projectrefs --]</text:p>
      <text:p text:style-name="Table_20_Contents">[!-- BEGIN projectfiles --][!-- END projectfiles --]</text:p>
      <text:p text:style-name="Table_20_Contents">[!-- BEGIN projectcontacts --][!-- END projectcontact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8T20:34:20</dc:date>
    <meta:editing-duration>P1DT9H19M27S</meta:editing-duration>
    <meta:editing-cycles>102</meta:editing-cycles>
    <meta:generator>LibreOffice/3.6$Linux_X86_64 LibreOffice_project/360m1$Build-2</meta:generator>
    <dc:creator>Bobby Jerico</dc:creator>
    <meta:document-statistic meta:table-count="0" meta:image-count="0" meta:object-count="0" meta:page-count="2" meta:paragraph-count="44" meta:word-count="198" meta:character-count="1409" meta:non-whitespace-character-count="1263"/>
    <meta:user-defined meta:name="Información 1"/>
    <meta:user-defined meta:name="Información 2"/>
    <meta:user-defined meta:name="Información 3"/>
    <meta:user-defined meta:name="Información 4"/>
  </office:meta>
</office:document-meta>
</file>